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3e3" officeooo:paragraph-rsid="0019e3e3"/>
    </style:style>
    <style:style style:name="P2" style:family="paragraph" style:parent-style-name="Standard">
      <style:text-properties officeooo:rsid="001a4f9c" officeooo:paragraph-rsid="001a4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4:13:31.218648827</meta:creation-date>
    <dc:date>2016-12-21T14:14:08.163245097</dc:date>
    <meta:editing-duration>PT3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